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obot Arm Test 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@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x1(t+1)</text:p>
          </table:table-cell>
          <table:table-cell office:value-type="string" calcext:value-type="string">
            <text:p>x2(t+1)</text:p>
          </table:table-cell>
          <table:table-cell office:value-type="string" calcext:value-type="string">
            <text:p>theta(t+1)</text:p>
          </table:table-cell>
          <table:table-cell office:value-type="string" calcext:value-type="string">
            <text:p>omega(t+1)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999722222287" calcext:value-type="float">
            <text:p>1.99999722222287</text:p>
          </table:table-cell>
          <table:table-cell office:value-type="float" office:value="0.00333333179012367" calcext:value-type="float">
            <text:p>0.00333333179012367</text:p>
          </table:table-cell>
          <table:table-cell office:value-type="float" office:value="0.00166666666666667" calcext:value-type="float">
            <text:p>0.00166666666666667</text:p>
          </table:table-cell>
          <table:table-cell office:value-type="float" office:value="0.0333333333333333" calcext:value-type="float">
            <text:p>0.033333333333333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0166666666666667" calcext:value-type="float">
            <text:p>0.00166666666666667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.99995555572016" calcext:value-type="float">
            <text:p>1.99995555572016</text:p>
          </table:table-cell>
          <table:table-cell office:value-type="float" office:value="0.0133332345681207" calcext:value-type="float">
            <text:p>0.0133332345681207</text:p>
          </table:table-cell>
          <table:table-cell office:value-type="float" office:value="0.00666666666666667" calcext:value-type="float">
            <text:p>0.00666666666666667</text:p>
          </table:table-cell>
          <table:table-cell office:value-type="float" office:value="0.0666666666666667" calcext:value-type="float">
            <text:p>0.0666666666666667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0666666666666667" calcext:value-type="float">
            <text:p>0.00666666666666667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1.99977500421872" calcext:value-type="float">
            <text:p>1.99977500421872</text:p>
          </table:table-cell>
          <table:table-cell office:value-type="float" office:value="0.0299988750126562" calcext:value-type="float">
            <text:p>0.0299988750126562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  <table:table-cell office:value-type="float" office:value="1.99928893102781" calcext:value-type="float">
            <text:p>1.99928893102781</text:p>
          </table:table-cell>
          <table:table-cell office:value-type="float" office:value="0.0533270125704214" calcext:value-type="float">
            <text:p>0.0533270125704214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1.99826414004784" calcext:value-type="float">
            <text:p>1.99826414004784</text:p>
          </table:table-cell>
          <table:table-cell office:value-type="float" office:value="0.0833092227720382" calcext:value-type="float">
            <text:p>0.0833092227720382</text:p>
          </table:table-cell>
          <table:table-cell office:value-type="float" office:value="0.0416666666666667" calcext:value-type="float">
            <text:p>0.0416666666666667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416666666666667" calcext:value-type="float">
            <text:p>0.04166666666666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.99640107987041" calcext:value-type="float">
            <text:p>1.99640107987041</text:p>
          </table:table-cell>
          <table:table-cell office:value-type="float" office:value="0.119928012958889" calcext:value-type="float">
            <text:p>0.119928012958889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office:value-type="float" office:value="1.99333426152235" calcext:value-type="float">
            <text:p>1.99333426152235</text:p>
          </table:table-cell>
          <table:table-cell office:value-type="float" office:value="0.163151836769204" calcext:value-type="float">
            <text:p>0.163151836769204</text:p>
          </table:table-cell>
          <table:table-cell office:value-type="float" office:value="0.0816666666666667" calcext:value-type="float">
            <text:p>0.0816666666666667</text:p>
          </table:table-cell>
          <table:table-cell office:value-type="float" office:value="0.233333333333333" calcext:value-type="float">
            <text:p>0.23333333333333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816666666666667" calcext:value-type="float">
            <text:p>0.0816666666666667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1.9886330059506" calcext:value-type="float">
            <text:p>1.9886330059506</text:p>
          </table:table-cell>
          <table:table-cell office:value-type="float" office:value="0.212929020201259" calcext:value-type="float">
            <text:p>0.212929020201259</text:p>
          </table:table-cell>
          <table:table-cell office:value-type="float" office:value="0.106666666666667" calcext:value-type="float">
            <text:p>0.106666666666667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106666666666667" calcext:value-type="float">
            <text:p>0.10666666666666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1.9818026624091" calcext:value-type="float">
            <text:p>1.9818026624091</text:p>
          </table:table-cell>
          <table:table-cell office:value-type="float" office:value="0.269180622014697" calcext:value-type="float">
            <text:p>0.269180622014697</text:p>
          </table:table-cell>
          <table:table-cell office:value-type="float" office:value="0.135" calcext:value-type="float">
            <text:p>0.13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" calcext:value-type="float">
            <text:p>0.3</text:p>
          </table:table-cell>
          <table:table-cell office:value-type="float" office:value="1.97228646312585" calcext:value-type="float">
            <text:p>1.97228646312585</text:p>
          </table:table-cell>
          <table:table-cell office:value-type="float" office:value="0.33179226538683" calcext:value-type="float">
            <text:p>0.33179226538683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.95946820247989" calcext:value-type="float">
            <text:p>1.95946820247989</text:p>
          </table:table-cell>
          <table:table-cell office:value-type="float" office:value="0.400604996811354" calcext:value-type="float">
            <text:p>0.400604996811354</text:p>
          </table:table-cell>
          <table:table-cell office:value-type="float" office:value="0.201666666666667" calcext:value-type="float">
            <text:p>0.201666666666667</text:p>
          </table:table-cell>
          <table:table-cell office:value-type="float" office:value="0.366666666666667" calcext:value-type="float">
            <text:p>0.366666666666667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997500005208" calcext:value-type="float">
            <text:p>1.99997500005208</text:p>
          </table:table-cell>
          <table:table-cell office:value-type="float" office:value="0.00999995833338542" calcext:value-type="float">
            <text:p>0.00999995833338542</text:p>
          </table:table-cell>
          <table:table-cell office:value-type="float" office:value="0.005" calcext:value-type="float">
            <text:p>0.0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005" calcext:value-type="float">
            <text:p>0.005</text:p>
          </table:table-cell>
          <table:table-cell office:value-type="float" office:value="0.1" calcext:value-type="float">
            <text:p>0.1</text:p>
          </table:table-cell>
          <table:table-cell office:value-type="float" office:value="1.99960001333316" calcext:value-type="float">
            <text:p>1.99960001333316</text:p>
          </table:table-cell>
          <table:table-cell office:value-type="float" office:value="0.0399973333866662" calcext:value-type="float">
            <text:p>0.0399973333866662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office:value-type="float" office:value="1.99797534169569" calcext:value-type="float">
            <text:p>1.99797534169569</text:p>
          </table:table-cell>
          <table:table-cell office:value-type="float" office:value="0.0899696280753205" calcext:value-type="float">
            <text:p>0.0899696280753205</text:p>
          </table:table-cell>
          <table:table-cell office:value-type="float" office:value="0.045" calcext:value-type="float">
            <text:p>0.04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045" calcext:value-type="float">
            <text:p>0.045</text:p>
          </table:table-cell>
          <table:table-cell office:value-type="float" office:value="0.3" calcext:value-type="float">
            <text:p>0.3</text:p>
          </table:table-cell>
          <table:table-cell office:value-type="float" office:value="1.99360341260524" calcext:value-type="float">
            <text:p>1.99360341260524</text:p>
          </table:table-cell>
          <table:table-cell office:value-type="float" office:value="0.159829387938345" calcext:value-type="float">
            <text:p>0.159829387938345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 office:value-type="float" office:value="1.98439533445866" calcext:value-type="float">
            <text:p>1.98439533445866</text:p>
          </table:table-cell>
          <table:table-cell office:value-type="float" office:value="0.249349466770455" calcext:value-type="float">
            <text:p>0.24934946677045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.96768738557624" calcext:value-type="float">
            <text:p>1.96768738557624</text:p>
          </table:table-cell>
          <table:table-cell office:value-type="float" office:value="0.358059146851648" calcext:value-type="float">
            <text:p>0.358059146851648</text:p>
          </table:table-cell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</text:p>
          </table:table-cell>
          <table:table-cell office:value-type="float" office:value="1.94027464994527" calcext:value-type="float">
            <text:p>1.94027464994527</text:p>
          </table:table-cell>
          <table:table-cell office:value-type="float" office:value="0.485112649577144" calcext:value-type="float">
            <text:p>0.4851126495771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245" calcext:value-type="float">
            <text:p>0.245</text:p>
          </table:table-cell>
          <table:table-cell office:value-type="float" office:value="0.7" calcext:value-type="float">
            <text:p>0.7</text:p>
          </table:table-cell>
          <table:table-cell office:value-type="float" office:value="1.89847083616488" calcext:value-type="float">
            <text:p>1.89847083616488</text:p>
          </table:table-cell>
          <table:table-cell office:value-type="float" office:value="0.629133121232236" calcext:value-type="float">
            <text:p>0.629133121232236</text:p>
          </table:table-cell>
          <table:table-cell office:value-type="float" office:value="0.32" calcext:value-type="float">
            <text:p>0.3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32" calcext:value-type="float">
            <text:p>0.32</text:p>
          </table:table-cell>
          <table:table-cell office:value-type="float" office:value="0.8" calcext:value-type="float">
            <text:p>0.8</text:p>
          </table:table-cell>
          <table:table-cell office:value-type="float" office:value="1.83820479433155" calcext:value-type="float">
            <text:p>1.83820479433155</text:p>
          </table:table-cell>
          <table:table-cell office:value-type="float" office:value="0.788037520741561" calcext:value-type="float">
            <text:p>0.788037520741561</text:p>
          </table:table-cell>
          <table:table-cell office:value-type="float" office:value="0.405" calcext:value-type="float">
            <text:p>0.40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405" calcext:value-type="float">
            <text:p>0.405</text:p>
          </table:table-cell>
          <table:table-cell office:value-type="float" office:value="0.9" calcext:value-type="float">
            <text:p>0.9</text:p>
          </table:table-cell>
          <table:table-cell office:value-type="float" office:value="1.75516512378075" calcext:value-type="float">
            <text:p>1.75516512378075</text:p>
          </table:table-cell>
          <table:table-cell office:value-type="float" office:value="0.958851077208406" calcext:value-type="float">
            <text:p>0.95885107720840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64500419526476" calcext:value-type="float">
            <text:p>1.64500419526476</text:p>
          </table:table-cell>
          <table:table-cell office:value-type="float" office:value="1.1375241525178" calcext:value-type="float">
            <text:p>1.1375241525178</text:p>
          </table:table-cell>
          <table:table-cell office:value-type="float" office:value="0.605" calcext:value-type="float">
            <text:p>0.60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993055595743" calcext:value-type="float">
            <text:p>1.99993055595743</text:p>
          </table:table-cell>
          <table:table-cell office:value-type="float" office:value="0.0166664737661019" calcext:value-type="float">
            <text:p>0.0166664737661019</text:p>
          </table:table-cell>
          <table:table-cell office:value-type="float" office:value="0.00833333333333334" calcext:value-type="float">
            <text:p>0.00833333333333334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00833333333333334" calcext:value-type="float">
            <text:p>0.00833333333333334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.99888899176574" calcext:value-type="float">
            <text:p>1.99888899176574</text:p>
          </table:table-cell>
          <table:table-cell office:value-type="float" office:value="0.0666543216735073" calcext:value-type="float">
            <text:p>0.0666543216735073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.99437763622442" calcext:value-type="float">
            <text:p>1.99437763622442</text:p>
          </table:table-cell>
          <table:table-cell office:value-type="float" office:value="0.149859414545485" calcext:value-type="float">
            <text:p>0.149859414545485</text:p>
          </table:table-cell>
          <table:table-cell office:value-type="float" office:value="0.075" calcext:value-type="float">
            <text:p>0.07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075" calcext:value-type="float">
            <text:p>0.075</text:p>
          </table:table-cell>
          <table:table-cell office:value-type="float" office:value="0.5" calcext:value-type="float">
            <text:p>0.5</text:p>
          </table:table-cell>
          <table:table-cell office:value-type="float" office:value="1.98224854406836" calcext:value-type="float">
            <text:p>1.98224854406836</text:p>
          </table:table-cell>
          <table:table-cell office:value-type="float" office:value="0.265877245244628" calcext:value-type="float">
            <text:p>0.265877245244628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95675397870751" calcext:value-type="float">
            <text:p>1.95675397870751</text:p>
          </table:table-cell>
          <table:table-cell office:value-type="float" office:value="0.413659119097282" calcext:value-type="float">
            <text:p>0.413659119097282</text:p>
          </table:table-cell>
          <table:table-cell office:value-type="float" office:value="0.208333333333333" calcext:value-type="float">
            <text:p>0.208333333333333</text:p>
          </table:table-cell>
          <table:table-cell office:value-type="float" office:value="0.833333333333333" calcext:value-type="float">
            <text:p>0.833333333333333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208333333333333" calcext:value-type="float">
            <text:p>0.20833333333333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91067297825121" calcext:value-type="float">
            <text:p>1.91067297825121</text:p>
          </table:table-cell>
          <table:table-cell office:value-type="float" office:value="0.591040413322679" calcext:value-type="float">
            <text:p>0.59104041332267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83556779522077" calcext:value-type="float">
            <text:p>1.83556779522077</text:p>
          </table:table-cell>
          <table:table-cell office:value-type="float" office:value="0.79416048072689" calcext:value-type="float">
            <text:p>0.79416048072689</text:p>
          </table:table-cell>
          <table:table-cell office:value-type="float" office:value="0.408333333333333" calcext:value-type="float">
            <text:p>0.408333333333333</text:p>
          </table:table-cell>
          <table:table-cell office:value-type="float" office:value="1.16666666666667" calcext:value-type="float">
            <text:p>1.16666666666667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408333333333333" calcext:value-type="float">
            <text:p>0.408333333333333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72223433825962" calcext:value-type="float">
            <text:p>1.72223433825962</text:p>
          </table:table-cell>
          <table:table-cell office:value-type="float" office:value="1.0168131018626" calcext:value-type="float">
            <text:p>1.0168131018626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1.33333333333333" calcext:value-type="float">
            <text:p>1.33333333333333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56141390226489" calcext:value-type="float">
            <text:p>1.56141390226489</text:p>
          </table:table-cell>
          <table:table-cell office:value-type="float" office:value="1.2497946334554" calcext:value-type="float">
            <text:p>1.2497946334554</text:p>
          </table:table-cell>
          <table:table-cell office:value-type="float" office:value="0.675" calcext:value-type="float">
            <text:p>0.67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675" calcext:value-type="float">
            <text:p>0.675</text:p>
          </table:table-cell>
          <table:table-cell office:value-type="float" office:value="1.5" calcext:value-type="float">
            <text:p>1.5</text:p>
          </table:table-cell>
          <table:table-cell office:value-type="float" office:value="1.34482448816611" calcext:value-type="float">
            <text:p>1.34482448816611</text:p>
          </table:table-cell>
          <table:table-cell office:value-type="float" office:value="1.48035370639207" calcext:value-type="float">
            <text:p>1.4803537063920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66666666666667" calcext:value-type="float">
            <text:p>1.66666666666667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06654273686671" calcext:value-type="float">
            <text:p>1.06654273686671</text:p>
          </table:table-cell>
          <table:table-cell office:value-type="float" office:value="1.69188846867542" calcext:value-type="float">
            <text:p>1.69188846867542</text:p>
          </table:table-cell>
          <table:table-cell office:value-type="float" office:value="1.00833333333333" calcext:value-type="float">
            <text:p>1.00833333333333</text:p>
          </table:table-cell>
          <table:table-cell office:value-type="float" office:value="1.83333333333333" calcext:value-type="float">
            <text:p>1.83333333333333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986389043273" calcext:value-type="float">
            <text:p>1.99986389043273</text:p>
          </table:table-cell>
          <table:table-cell office:value-type="float" office:value="0.023332804015948" calcext:value-type="float">
            <text:p>0.023332804015948</text:p>
          </table:table-cell>
          <table:table-cell office:value-type="float" office:value="0.0116666666666667" calcext:value-type="float">
            <text:p>0.0116666666666667</text:p>
          </table:table-cell>
          <table:table-cell office:value-type="float" office:value="0.233333333333333" calcext:value-type="float">
            <text:p>0.233333333333333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0.0116666666666667" calcext:value-type="float">
            <text:p>0.0116666666666667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1.99782261741987" calcext:value-type="float">
            <text:p>1.99782261741987</text:p>
          </table:table-cell>
          <table:table-cell office:value-type="float" office:value="0.0932994604787114" calcext:value-type="float">
            <text:p>0.0932994604787114</text:p>
          </table:table-cell>
          <table:table-cell office:value-type="float" office:value="0.0466666666666667" calcext:value-type="float">
            <text:p>0.0466666666666667</text:p>
          </table:table-cell>
          <table:table-cell office:value-type="float" office:value="0.466666666666667" calcext:value-type="float">
            <text:p>0.466666666666667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0.0466666666666667" calcext:value-type="float">
            <text:p>0.04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1.98898512549699" calcext:value-type="float">
            <text:p>1.98898512549699</text:p>
          </table:table-cell>
          <table:table-cell office:value-type="float" office:value="0.209614337657765" calcext:value-type="float">
            <text:p>0.209614337657765</text:p>
          </table:table-cell>
          <table:table-cell office:value-type="float" office:value="0.105" calcext:value-type="float">
            <text:p>0.10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0.105" calcext:value-type="float">
            <text:p>0.105</text:p>
          </table:table-cell>
          <table:table-cell office:value-type="float" office:value="0.7" calcext:value-type="float">
            <text:p>0.7</text:p>
          </table:table-cell>
          <table:table-cell office:value-type="float" office:value="1.96525661605473" calcext:value-type="float">
            <text:p>1.96525661605473</text:p>
          </table:table-cell>
          <table:table-cell office:value-type="float" office:value="0.371169008745498" calcext:value-type="float">
            <text:p>0.371169008745498</text:p>
          </table:table-cell>
          <table:table-cell office:value-type="float" office:value="0.186666666666667" calcext:value-type="float">
            <text:p>0.186666666666667</text:p>
          </table:table-cell>
          <table:table-cell office:value-type="float" office:value="0.933333333333334" calcext:value-type="float">
            <text:p>0.933333333333334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0.186666666666667" calcext:value-type="float">
            <text:p>0.186666666666667</text:p>
          </table:table-cell>
          <table:table-cell office:value-type="float" office:value="0.933333333333334" calcext:value-type="float">
            <text:p>0.933333333333334</text:p>
          </table:table-cell>
          <table:table-cell office:value-type="float" office:value="1.91553191559507" calcext:value-type="float">
            <text:p>1.91553191559507</text:p>
          </table:table-cell>
          <table:table-cell office:value-type="float" office:value="0.575097800671056" calcext:value-type="float">
            <text:p>0.575097800671056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1.16666666666667" calcext:value-type="float">
            <text:p>1.16666666666667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82617788062462" calcext:value-type="float">
            <text:p>1.82617788062462</text:p>
          </table:table-cell>
          <table:table-cell office:value-type="float" office:value="0.815520906119141" calcext:value-type="float">
            <text:p>0.815520906119141</text:p>
          </table:table-cell>
          <table:table-cell office:value-type="float" office:value="0.42" calcext:value-type="float">
            <text:p>0.4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0.42" calcext:value-type="float">
            <text:p>0.42</text:p>
          </table:table-cell>
          <table:table-cell office:value-type="float" office:value="1.4" calcext:value-type="float">
            <text:p>1.4</text:p>
          </table:table-cell>
          <table:table-cell office:value-type="float" office:value="1.68200083904824" calcext:value-type="float">
            <text:p>1.68200083904824</text:p>
          </table:table-cell>
          <table:table-cell office:value-type="float" office:value="1.08206893377502" calcext:value-type="float">
            <text:p>1.08206893377502</text:p>
          </table:table-cell>
          <table:table-cell office:value-type="float" office:value="0.571666666666667" calcext:value-type="float">
            <text:p>0.571666666666667</text:p>
          </table:table-cell>
          <table:table-cell office:value-type="float" office:value="1.63333333333333" calcext:value-type="float">
            <text:p>1.63333333333333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0.571666666666667" calcext:value-type="float">
            <text:p>0.571666666666667</text:p>
          </table:table-cell>
          <table:table-cell office:value-type="float" office:value="1.63333333333333" calcext:value-type="float">
            <text:p>1.63333333333333</text:p>
          </table:table-cell>
          <table:table-cell office:value-type="float" office:value="1.46791385786372" calcext:value-type="float">
            <text:p>1.46791385786372</text:p>
          </table:table-cell>
          <table:table-cell office:value-type="float" office:value="1.35839202953038" calcext:value-type="float">
            <text:p>1.35839202953038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1.86666666666667" calcext:value-type="float">
            <text:p>1.86666666666667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1.86666666666667" calcext:value-type="float">
            <text:p>1.86666666666667</text:p>
          </table:table-cell>
          <table:table-cell office:value-type="float" office:value="1.17148575803645" calcext:value-type="float">
            <text:p>1.17148575803645</text:p>
          </table:table-cell>
          <table:table-cell office:value-type="float" office:value="1.62099386757562" calcext:value-type="float">
            <text:p>1.62099386757562</text:p>
          </table:table-cell>
          <table:table-cell office:value-type="float" office:value="0.945" calcext:value-type="float">
            <text:p>0.94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0.945" calcext:value-type="float">
            <text:p>0.945</text:p>
          </table:table-cell>
          <table:table-cell office:value-type="float" office:value="2.1" calcext:value-type="float">
            <text:p>2.1</text:p>
          </table:table-cell>
          <table:table-cell office:value-type="float" office:value="0.786437359552716" calcext:value-type="float">
            <text:p>0.786437359552716</text:p>
          </table:table-cell>
          <table:table-cell office:value-type="float" office:value="1.83888995850751" calcext:value-type="float">
            <text:p>1.83888995850751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2.33333333333333" calcext:value-type="float">
            <text:p>2.33333333333333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0.316917846228822" calcext:value-type="float">
            <text:p>0.316917846228822</text:p>
          </table:table-cell>
          <table:table-cell office:value-type="float" office:value="1.97473114087505" calcext:value-type="float">
            <text:p>1.97473114087505</text:p>
          </table:table-cell>
          <table:table-cell office:value-type="float" office:value="1.41166666666667" calcext:value-type="float">
            <text:p>1.41166666666667</text:p>
          </table:table-cell>
          <table:table-cell office:value-type="float" office:value="2.56666666666667" calcext:value-type="float">
            <text:p>2.56666666666667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977500421872" calcext:value-type="float">
            <text:p>1.99977500421872</text:p>
          </table:table-cell>
          <table:table-cell office:value-type="float" office:value="0.0299988750126562" calcext:value-type="float">
            <text:p>0.029998875012656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0.015" calcext:value-type="float">
            <text:p>0.015</text:p>
          </table:table-cell>
          <table:table-cell office:value-type="float" office:value="0.3" calcext:value-type="float">
            <text:p>0.3</text:p>
          </table:table-cell>
          <table:table-cell office:value-type="float" office:value="1.99640107987041" calcext:value-type="float">
            <text:p>1.99640107987041</text:p>
          </table:table-cell>
          <table:table-cell office:value-type="float" office:value="0.119928012958889" calcext:value-type="float">
            <text:p>0.119928012958889</text:p>
          </table:table-cell>
          <table:table-cell office:value-type="float" office:value="0.06" calcext:value-type="float">
            <text:p>0.0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0.06" calcext:value-type="float">
            <text:p>0.06</text:p>
          </table:table-cell>
          <table:table-cell office:value-type="float" office:value="0.6" calcext:value-type="float">
            <text:p>0.6</text:p>
          </table:table-cell>
          <table:table-cell office:value-type="float" office:value="1.9818026624091" calcext:value-type="float">
            <text:p>1.9818026624091</text:p>
          </table:table-cell>
          <table:table-cell office:value-type="float" office:value="0.269180622014697" calcext:value-type="float">
            <text:p>0.269180622014697</text:p>
          </table:table-cell>
          <table:table-cell office:value-type="float" office:value="0.135" calcext:value-type="float">
            <text:p>0.1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0.135" calcext:value-type="float">
            <text:p>0.135</text:p>
          </table:table-cell>
          <table:table-cell office:value-type="float" office:value="0.9" calcext:value-type="float">
            <text:p>0.9</text:p>
          </table:table-cell>
          <table:table-cell office:value-type="float" office:value="1.94267594970406" calcext:value-type="float">
            <text:p>1.94267594970406</text:p>
          </table:table-cell>
          <table:table-cell office:value-type="float" office:value="0.475405252854269" calcext:value-type="float">
            <text:p>0.475405252854269</text:p>
          </table:table-cell>
          <table:table-cell office:value-type="float" office:value="0.24" calcext:value-type="float">
            <text:p>0.2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0.24" calcext:value-type="float">
            <text:p>0.24</text:p>
          </table:table-cell>
          <table:table-cell office:value-type="float" office:value="1.2" calcext:value-type="float">
            <text:p>1.2</text:p>
          </table:table-cell>
          <table:table-cell office:value-type="float" office:value="1.86101524382463" calcext:value-type="float">
            <text:p>1.86101524382463</text:p>
          </table:table-cell>
          <table:table-cell office:value-type="float" office:value="0.732545058172095" calcext:value-type="float">
            <text:p>0.732545058172095</text:p>
          </table:table-cell>
          <table:table-cell office:value-type="float" office:value="0.375" calcext:value-type="float">
            <text:p>0.37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0.375" calcext:value-type="float">
            <text:p>0.375</text:p>
          </table:table-cell>
          <table:table-cell office:value-type="float" office:value="1.5" calcext:value-type="float">
            <text:p>1.5</text:p>
          </table:table-cell>
          <table:table-cell office:value-type="float" office:value="1.71541736272765" calcext:value-type="float">
            <text:p>1.71541736272765</text:p>
          </table:table-cell>
          <table:table-cell office:value-type="float" office:value="1.02827198330623" calcext:value-type="float">
            <text:p>1.02827198330623</text:p>
          </table:table-cell>
          <table:table-cell office:value-type="float" office:value="0.54" calcext:value-type="float">
            <text:p>0.5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0.54" calcext:value-type="float">
            <text:p>0.54</text:p>
          </table:table-cell>
          <table:table-cell office:value-type="float" office:value="1.8" calcext:value-type="float">
            <text:p>1.8</text:p>
          </table:table-cell>
          <table:table-cell office:value-type="float" office:value="1.48366150680466" calcext:value-type="float">
            <text:p>1.48366150680466</text:p>
          </table:table-cell>
          <table:table-cell office:value-type="float" office:value="1.34117431127581" calcext:value-type="float">
            <text:p>1.34117431127581</text:p>
          </table:table-cell>
          <table:table-cell office:value-type="float" office:value="0.735" calcext:value-type="float">
            <text:p>0.73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0.735" calcext:value-type="float">
            <text:p>0.735</text:p>
          </table:table-cell>
          <table:table-cell office:value-type="float" office:value="2.1" calcext:value-type="float">
            <text:p>2.1</text:p>
          </table:table-cell>
          <table:table-cell office:value-type="float" office:value="1.14703997214491" calcext:value-type="float">
            <text:p>1.14703997214491</text:p>
          </table:table-cell>
          <table:table-cell office:value-type="float" office:value="1.638383136602" calcext:value-type="float">
            <text:p>1.638383136602</text:p>
          </table:table-cell>
          <table:table-cell office:value-type="float" office:value="0.96" calcext:value-type="float">
            <text:p>0.9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0.96" calcext:value-type="float">
            <text:p>0.96</text:p>
          </table:table-cell>
          <table:table-cell office:value-type="float" office:value="2.4" calcext:value-type="float">
            <text:p>2.4</text:p>
          </table:table-cell>
          <table:table-cell office:value-type="float" office:value="0.696673855940434" calcext:value-type="float">
            <text:p>0.696673855940434</text:p>
          </table:table-cell>
          <table:table-cell office:value-type="float" office:value="1.87473879205853" calcext:value-type="float">
            <text:p>1.87473879205853</text:p>
          </table:table-cell>
          <table:table-cell office:value-type="float" office:value="1.215" calcext:value-type="float">
            <text:p>1.21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1.215" calcext:value-type="float">
            <text:p>1.215</text:p>
          </table:table-cell>
          <table:table-cell office:value-type="float" office:value="2.7" calcext:value-type="float">
            <text:p>2.7</text:p>
          </table:table-cell>
          <table:table-cell office:value-type="float" office:value="0.141474403335406" calcext:value-type="float">
            <text:p>0.141474403335406</text:p>
          </table:table-cell>
          <table:table-cell office:value-type="float" office:value="1.99498997320811" calcext:value-type="float">
            <text:p>1.9949899732081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-0.483567403233457" calcext:value-type="float">
            <text:p>-0.483567403233457</text:p>
          </table:table-cell>
          <table:table-cell office:value-type="float" office:value="1.94066034290652" calcext:value-type="float">
            <text:p>1.94066034290652</text:p>
          </table:table-cell>
          <table:table-cell office:value-type="float" office:value="1.815" calcext:value-type="float">
            <text:p>1.81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966389830301" calcext:value-type="float">
            <text:p>1.99966389830301</text:p>
          </table:table-cell>
          <table:table-cell office:value-type="float" office:value="0.0366646126888395" calcext:value-type="float">
            <text:p>0.0366646126888395</text:p>
          </table:table-cell>
          <table:table-cell office:value-type="float" office:value="0.0183333333333333" calcext:value-type="float">
            <text:p>0.0183333333333333</text:p>
          </table:table-cell>
          <table:table-cell office:value-type="float" office:value="0.366666666666667" calcext:value-type="float">
            <text:p>0.366666666666667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0.0183333333333333" calcext:value-type="float">
            <text:p>0.0183333333333333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1.99462463183139" calcext:value-type="float">
            <text:p>1.99462463183139</text:p>
          </table:table-cell>
          <table:table-cell office:value-type="float" office:value="0.146535245219288" calcext:value-type="float">
            <text:p>0.146535245219288</text:p>
          </table:table-cell>
          <table:table-cell office:value-type="float" office:value="0.0733333333333334" calcext:value-type="float">
            <text:p>0.0733333333333334</text:p>
          </table:table-cell>
          <table:table-cell office:value-type="float" office:value="0.733333333333333" calcext:value-type="float">
            <text:p>0.733333333333333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0.0733333333333334" calcext:value-type="float">
            <text:p>0.0733333333333334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1.9728367106927" calcext:value-type="float">
            <text:p>1.9728367106927</text:p>
          </table:table-cell>
          <table:table-cell office:value-type="float" office:value="0.328504661980962" calcext:value-type="float">
            <text:p>0.328504661980962</text:p>
          </table:table-cell>
          <table:table-cell office:value-type="float" office:value="0.165" calcext:value-type="float">
            <text:p>0.16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0.165" calcext:value-type="float">
            <text:p>0.165</text:p>
          </table:table-cell>
          <table:table-cell office:value-type="float" office:value="1.1" calcext:value-type="float">
            <text:p>1.1</text:p>
          </table:table-cell>
          <table:table-cell office:value-type="float" office:value="1.91457075924399" calcext:value-type="float">
            <text:p>1.91457075924399</text:p>
          </table:table-cell>
          <table:table-cell office:value-type="float" office:value="0.578289553638921" calcext:value-type="float">
            <text:p>0.578289553638921</text:p>
          </table:table-cell>
          <table:table-cell office:value-type="float" office:value="0.293333333333333" calcext:value-type="float">
            <text:p>0.293333333333333</text:p>
          </table:table-cell>
          <table:table-cell office:value-type="float" office:value="1.46666666666667" calcext:value-type="float">
            <text:p>1.46666666666667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0.293333333333333" calcext:value-type="float">
            <text:p>0.293333333333333</text:p>
          </table:table-cell>
          <table:table-cell office:value-type="float" office:value="1.46666666666667" calcext:value-type="float">
            <text:p>1.46666666666667</text:p>
          </table:table-cell>
          <table:table-cell office:value-type="float" office:value="1.79358233235502" calcext:value-type="float">
            <text:p>1.79358233235502</text:p>
          </table:table-cell>
          <table:table-cell office:value-type="float" office:value="0.884908140466517" calcext:value-type="float">
            <text:p>0.884908140466517</text:p>
          </table:table-cell>
          <table:table-cell office:value-type="float" office:value="0.458333333333333" calcext:value-type="float">
            <text:p>0.458333333333333</text:p>
          </table:table-cell>
          <table:table-cell office:value-type="float" office:value="1.83333333333333" calcext:value-type="float">
            <text:p>1.83333333333333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0.458333333333333" calcext:value-type="float">
            <text:p>0.458333333333333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1.57998446299473" calcext:value-type="float">
            <text:p>1.57998446299473</text:p>
          </table:table-cell>
          <table:table-cell office:value-type="float" office:value="1.22623370394687" calcext:value-type="float">
            <text:p>1.22623370394687</text:p>
          </table:table-cell>
          <table:table-cell office:value-type="float" office:value="0.66" calcext:value-type="float">
            <text:p>0.6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0.66" calcext:value-type="float">
            <text:p>0.66</text:p>
          </table:table-cell>
          <table:table-cell office:value-type="float" office:value="2.2" calcext:value-type="float">
            <text:p>2.2</text:p>
          </table:table-cell>
          <table:table-cell office:value-type="float" office:value="1.24582929833729" calcext:value-type="float">
            <text:p>1.24582929833729</text:p>
          </table:table-cell>
          <table:table-cell office:value-type="float" office:value="1.56457961107909" calcext:value-type="float">
            <text:p>1.56457961107909</text:p>
          </table:table-cell>
          <table:table-cell office:value-type="float" office:value="0.898333333333334" calcext:value-type="float">
            <text:p>0.898333333333334</text:p>
          </table:table-cell>
          <table:table-cell office:value-type="float" office:value="2.56666666666667" calcext:value-type="float">
            <text:p>2.56666666666667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0.898333333333334" calcext:value-type="float">
            <text:p>0.898333333333334</text:p>
          </table:table-cell>
          <table:table-cell office:value-type="float" office:value="2.56666666666667" calcext:value-type="float">
            <text:p>2.56666666666667</text:p>
          </table:table-cell>
          <table:table-cell office:value-type="float" office:value="0.774160707650804" calcext:value-type="float">
            <text:p>0.774160707650804</text:p>
          </table:table-cell>
          <table:table-cell office:value-type="float" office:value="1.84409197133158" calcext:value-type="float">
            <text:p>1.84409197133158</text:p>
          </table:table-cell>
          <table:table-cell office:value-type="float" office:value="1.17333333333333" calcext:value-type="float">
            <text:p>1.17333333333333</text:p>
          </table:table-cell>
          <table:table-cell office:value-type="float" office:value="2.93333333333333" calcext:value-type="float">
            <text:p>2.93333333333333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1.17333333333333" calcext:value-type="float">
            <text:p>1.17333333333333</text:p>
          </table:table-cell>
          <table:table-cell office:value-type="float" office:value="2.93333333333333" calcext:value-type="float">
            <text:p>2.93333333333333</text:p>
          </table:table-cell>
          <table:table-cell office:value-type="float" office:value="0.171382215192336" calcext:value-type="float">
            <text:p>0.171382215192336</text:p>
          </table:table-cell>
          <table:table-cell office:value-type="float" office:value="1.9926435045727" calcext:value-type="float">
            <text:p>1.9926435045727</text:p>
          </table:table-cell>
          <table:table-cell office:value-type="float" office:value="1.485" calcext:value-type="float">
            <text:p>1.48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1.485" calcext:value-type="float">
            <text:p>1.485</text:p>
          </table:table-cell>
          <table:table-cell office:value-type="float" office:value="3.3" calcext:value-type="float">
            <text:p>3.3</text:p>
          </table:table-cell>
          <table:table-cell office:value-type="float" office:value="-0.519062919237666" calcext:value-type="float">
            <text:p>-0.519062919237666</text:p>
          </table:table-cell>
          <table:table-cell office:value-type="float" office:value="1.931469307515" calcext:value-type="float">
            <text:p>1.931469307515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3.66666666666667" calcext:value-type="float">
            <text:p>3.66666666666667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-1.20644764579286" calcext:value-type="float">
            <text:p>-1.20644764579286</text:p>
          </table:table-cell>
          <table:table-cell office:value-type="float" office:value="1.59514390509473" calcext:value-type="float">
            <text:p>1.59514390509473</text:p>
          </table:table-cell>
          <table:table-cell office:value-type="float" office:value="2.21833333333333" calcext:value-type="float">
            <text:p>2.21833333333333</text:p>
          </table:table-cell>
          <table:table-cell office:value-type="float" office:value="4.03333333333333" calcext:value-type="float">
            <text:p>4.0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02:34:44.846000000</meta:creation-date>
    <dc:date>2022-02-15T03:05:21.761000000</dc:date>
    <meta:editing-duration>PT30M35S</meta:editing-duration>
    <meta:editing-cycles>3</meta:editing-cycles>
    <meta:generator>LibreOffice/7.3.0.3$Windows_X86_64 LibreOffice_project/0f246aa12d0eee4a0f7adcefbf7c878fc2238db3</meta:generator>
    <meta:document-statistic meta:table-count="1" meta:cell-count="472" meta:object-count="0"/>
  </office:meta>
</office:document-meta>
</file>